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101cm" loext:contextual-spacing="fals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rzymskie_20_1" style:list-style-name="rzymskie_20_1"/>
    <style:style style:name="P5" style:family="paragraph" style:parent-style-name="arabskie_20_2" style:list-style-name="arabskie_20_2"/>
    <style:style style:name="P6" style:family="paragraph" style:parent-style-name="arabskie_20_2" style:list-style-name="arabskie_20_2" style:master-page-name="">
      <loext:graphic-properties draw:fill="none"/>
      <style:paragraph-properties fo:margin-left="1.3cm" fo:margin-right="0cm" fo:margin-top="0cm" fo:margin-bottom="0.101cm" loext:contextual-spacing="false" fo:text-indent="-0.7cm" style:auto-text-indent="false" style:page-number="auto" fo:background-color="transparent"/>
    </style:style>
    <style:style style:name="P7" style:family="paragraph" style:parent-style-name="litery_20_3" style:list-style-name="litery_20_3"/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PREZENTACJI NA WEWNĘTRZNY USTNY EGZAMIN MATURALNY</text:p>
      <text:p text:style-name="P2">Z JĘZYKA POLSKIEGO W ROKU SZKOLNYM 2006/2007 </text:p>
      <text:p text:style-name="P3">Magdalena Barańska, klasa 3d</text:p>
      <text:p text:style-name="P3"><text:span text:style-name="T1">Temat:</text:span> Różne oblicza władców. Porównaj wybrane portrety w oparciu o teksty dramatyczne.</text:p>
      <text:list xml:id="list2088766673" text:style-name="rzymskie_20_1">
        <text:list-item>
          <text:p text:style-name="P4">Literatura podmiotu:</text:p>
        </text:list-item>
      </text:list>
      <text:list xml:id="list3215369440" text:style-name="arabskie_20_2">
        <text:list-item>
          <text:p text:style-name="P5">Kochanowski Jan, Odprawa posłów greckich, Zakład Narodowy im. Ossolińskich, Wrocław 1985.</text:p>
        </text:list-item>
        <text:list-item>
          <text:p text:style-name="P5">Machiavelli Niccolo, Książę (fragmenty), [w:] Mrowcewicz Krzysztof, Przeszłość to dziś, Wydawnictwo STENTOR, Warszawa 2004, s. 54-56.</text:p>
        </text:list-item>
        <text:list-item>
          <text:p text:style-name="P5">Shakespeare William, Makbet, Wydawnictwo Łódzkie, Biblioteka Lektur Szkolnych, Łódź 1976.</text:p>
        </text:list-item>
        <text:list-item>
          <text:p text:style-name="P5">Sofokles, Antygona, Krajowa Agencja Wydawnicza Rzeszów, Rzeszów 1990.</text:p>
        </text:list-item>
      </text:list>
      <text:list xml:id="list171611504883185" text:continue-list="list2088766673" text:style-name="rzymskie_20_1">
        <text:list-item>
          <text:p text:style-name="P4">Literatura przedmiotu:</text:p>
        </text:list-item>
      </text:list>
      <text:list xml:id="list171611659779415" text:continue-list="list3215369440" text:style-name="arabskie_20_2">
        <text:list-item text:start-value="1">
          <text:p text:style-name="P5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5">Ryś Anna, Antygona Sofoklesa, Wydawnictwo Marek Rożak, Gdańsk 1994, s. 29- 42.</text:p>
        </text:list-item>
      </text:list>
      <text:list xml:id="list171611910918181" text:continue-list="list171611504883185" text:style-name="rzymskie_20_1">
        <text:list-item>
          <text:p text:style-name="P4">Ramowy plan wypowiedzi:</text:p>
        </text:list-item>
      </text:list>
      <text:list xml:id="list1948133863" text:style-name="litery_20_3">
        <text:list-item>
          <text:p text:style-name="P7">Wstęp</text:p>
        </text:list-item>
      </text:list>
      <text:list xml:id="list171612803411519" text:continue-list="list171611659779415" text:style-name="arabskie_20_2">
        <text:list-item text:start-value="1">
          <text:p text:style-name="arabskie_20_2">Rozważania dotyczące* osób sprawujących władzę oraz* sposobów rządzenia.</text:p>
        </text:list-item>
        <text:list-item>
          <text:p text:style-name="arabskie_20_2">"Ksiażę" Niccolo Machiavellego jako punkt odniesienia do analizy postępowania przedstawionych bohaterów – władców.</text:p>
        </text:list-item>
      </text:list>
      <text:list xml:id="list171612151760378" text:continue-list="list1948133863" text:style-name="litery_20_3">
        <text:list-item>
          <text:p text:style-name="P7">Kolejność prezentowanych argumentów (treści)</text:p>
        </text:list-item>
      </text:list>
      <text:list xml:id="list171611516461157" text:continue-list="list171612803411519" text:style-name="arabskie_20_2">
        <text:list-item text:start-value="1">
          <text:p text:style-name="arabskie_20_2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arabskie_20_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arabskie_20_2">Zróżnicowanie* oceny postępowania Kreona jako:</text:p>
        </text:list-item>
        <text:list-item>
          <text:p text:style-name="arabskie_20_2">władcy – tyrana i despoty surowo egzekwującego wydane prawa i rozkazy,</text:p>
        </text:list-item>
        <text:list-item>
          <text:p text:style-name="arabskie_20_2">władcy konsekwentnego, bezkompromisowego, pozbawionego prywaty, kierującego się interesami i obowiązkami państwa.</text:p>
        </text:list-item>
        <text:list-item>
          <text:p text:style-name="arabskie_20_2">Sylwetka bezwzględnego Makbeta – władcy zbrodniarza zaślepionego namiętnością władzy, ale bezustannego borykającego się z wyrzutami sumienia:</text:p>
        </text:list-item>
        <text:list-item>
          <text:p text:style-name="arabskie_20_2">tragizm postaci Makbeta – władca ukazany jako marionetka ludzkich namiętności, motyw życia – teatru.</text:p>
        </text:list-item>
      </text:list>
      <text:list xml:id="list171611581851455" text:continue-list="list171612151760378" text:style-name="litery_20_3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71611964000693" text:continue-list="list171611910918181" text:style-name="rzymskie_20_1">
        <text:list-item>
          <text:p text:style-name="P4">Materiały pomocnicze</text:p>
        </text:list-item>
      </text:list>
      <text:list xml:id="list171612318733725" text:continue-list="list171611516461157" text:style-name="arabskie_20_2">
        <text:list-item text:start-value="1">
          <text:p text:style-name="P5">kartka z cytatami,</text:p>
        </text:list-item>
        <text:list-item>
          <text:p text:style-name="P5">prezentacja multimedialna.</text:p>
        </text:list-item>
      </text:list>
      <text:p text:style-name="P1"/>
      <text:p text:style-name="P1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_20_1" style:display-name="rzymskie 1" style:family="paragraph" style:parent-style-name="Standard">
      <style:paragraph-properties fo:margin-left="0.7cm" fo:margin-right="0cm" fo:margin-top="0.101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_20_2" style:display-name="arabskie 2" style:family="paragraph" style:parent-style-name="Standard" style:list-style-name="arabskie_20_2">
      <style:paragraph-properties fo:margin-left="1.27cm" fo:margin-right="0cm" fo:margin-top="0cm" fo:margin-bottom="0.101cm" loext:contextual-spacing="false" fo:text-align="start" style:justify-single-word="false" fo:text-indent="0cm" style:auto-text-indent="false" style:writing-mode="page"/>
    </style:style>
    <style:style style:name="litery_20_3" style:display-name="litery 3" style:family="paragraph" style:parent-style-name="Standard" style:master-page-name="">
      <style:paragraph-properties fo:margin-left="0.7cm" fo:margin-right="0cm" fo:margin-top="0cm" fo:margin-bottom="0cm" loext:contextual-spacing="false" fo:text-indent="0cm" style:auto-text-indent="false" style:page-number="auto" style:shadow="none" style:writing-mode="page">
        <style:tab-stops/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_20_1" style:display-name="rzymskie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2" style:display-name="arabskie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_20_3" style:display-name="litery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0.6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4" style:display-name="arabskie 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3:51.662172177</meta:creation-date>
    <dc:date>2017-10-27T17:16:10.336696975</dc:date>
    <meta:editing-duration>PT18M45S</meta:editing-duration>
    <meta:editing-cycles>3</meta:editing-cycles>
    <meta:generator>LibreOffice/5.4.1.2$Linux_x86 LibreOffice_project/40m0$Build-2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